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708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709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710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71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712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713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714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7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27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27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27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27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27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27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27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27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27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27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27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27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27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stroke-dash="Dashed_20__28_var_29__20_27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27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7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27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27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27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27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27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27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none" draw:stroke-dash="Dashed_20__28_var_29__20_27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27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27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draw:stroke-dash="Dashed_20__28_var_29__20_27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27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7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draw:stroke-dash="Dashed_20__28_var_29__20_27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295cm" fo:min-width="0.1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7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7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none" draw:stroke-dash="Dashed_20__28_var_29__20_27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7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27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draw:stroke-dash="Dashed_20__28_var_29__20_27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27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27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draw:stroke-dash="Dashed_20__28_var_29__20_27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27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27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draw:stroke-dash="Dashed_20__28_var_29__20_27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27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27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27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27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27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draw:stroke-dash="Dashed_20__28_var_29__20_27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27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27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draw:stroke-dash="Dashed_20__28_var_29__20_27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27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27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none" draw:stroke-dash="Dashed_20__28_var_29__20_27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27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27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draw:stroke-dash="Dashed_20__28_var_29__20_27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277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27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981cm" svg:height="0.981cm" svg:x="9.869cm" svg:y="14.72cm" draw:kind="section" draw:start-angle="19.48" draw:end-angle="59.64">
            <text:p/>
          </draw:circle>
          <draw:g>
            <draw:ellipse draw:style-name="gr2" draw:text-style-name="P2" draw:layer="layout" svg:width="3.566cm" svg:height="3.567cm" draw:transform="skewX (0.00104719755119666) rotate (0.349414916249265) translate (8.072cm 14.152cm)" draw:kind="arc" draw:start-angle="0.02" draw:end-angle="179.96">
              <text:p/>
            </draw:ellipse>
            <draw:ellipse draw:style-name="gr3" draw:text-style-name="P2" draw:layer="layout" svg:width="2.232cm" svg:height="2.236cm" draw:transform="skewX (-0.000872664625997223) rotate (0.349240383324065) translate (8.924cm 14.55cm)" draw:kind="arc" draw:start-angle="0.02" draw:end-angle="179.96">
              <text:p/>
            </draw:ellipse>
            <draw:line draw:style-name="gr4" draw:text-style-name="P2" draw:layer="layout" svg:x1="9.306cm" svg:y1="15.599cm" svg:x2="11.399cm" svg:y2="14.835cm">
              <text:p/>
            </draw:line>
            <draw:line draw:style-name="gr5" draw:text-style-name="P2" draw:layer="layout" svg:x1="8.83cm" svg:y1="16.243cm" svg:x2="12.181cm" svg:y2="15.022cm">
              <text:p/>
            </draw:line>
            <draw:line draw:style-name="gr6" draw:text-style-name="P2" draw:layer="layout" svg:x1="8.83cm" svg:y1="16.244cm" svg:x2="8.678cm" svg:y2="15.824cm">
              <text:p/>
            </draw:line>
            <draw:line draw:style-name="gr7" draw:text-style-name="P2" draw:layer="layout" svg:x1="12.178cm" svg:y1="15.024cm" svg:x2="12.024cm" svg:y2="14.607cm">
              <text:p/>
            </draw:line>
            <draw:line draw:style-name="gr8" draw:text-style-name="P2" draw:layer="layout" svg:x1="10.306cm" svg:y1="15.088cm" svg:x2="10.399cm" svg:y2="15.337cm">
              <text:p/>
            </draw:line>
            <draw:line draw:style-name="gr9" draw:text-style-name="P3" draw:layer="layout" svg:x1="8.967cm" svg:y1="14.412cm" svg:x2="8.812cm" svg:y2="14.323cm">
              <text:p/>
            </draw:line>
            <draw:line draw:style-name="gr10" draw:text-style-name="P3" draw:layer="layout" svg:x1="9.386cm" svg:y1="14.656cm" svg:x2="9.23cm" svg:y2="14.568cm">
              <text:p/>
            </draw:line>
            <draw:frame draw:style-name="gr11" draw:text-style-name="P5" draw:layer="layout" svg:width="0.207cm" svg:height="0.433cm" draw:transform="rotate (1.03794730616103) translate (8.895cm 14.482cm)">
              <draw:text-box>
                <text:p text:style-name="P4"><text:span text:style-name="T1">130</text:span></text:p>
                <text:p text:style-name="P4"><text:span text:style-name="T1">50</text:span></text:p>
              </draw:text-box>
            </draw:frame>
            <draw:line draw:style-name="gr12" draw:text-style-name="P3" draw:layer="layout" svg:x1="11.743cm" svg:y1="14.416cm" svg:x2="11.898cm" svg:y2="14.326cm">
              <text:p/>
            </draw:line>
            <draw:line draw:style-name="gr13" draw:text-style-name="P3" draw:layer="layout" svg:x1="11.315cm" svg:y1="14.658cm" svg:x2="11.471cm" svg:y2="14.568cm">
              <text:p/>
            </draw:line>
            <draw:frame draw:style-name="gr14" draw:text-style-name="P5" draw:layer="layout" svg:width="0.207cm" svg:height="0.433cm" draw:transform="rotate (-1.06081111936215) translate (11.728cm 14.314cm)">
              <draw:text-box>
                <text:p text:style-name="P4"><text:span text:style-name="T1">10</text:span></text:p>
                <text:p text:style-name="P4"><text:span text:style-name="T1">170</text:span></text:p>
              </draw:text-box>
            </draw:frame>
            <draw:line draw:style-name="gr15" draw:text-style-name="P3" draw:layer="layout" svg:x1="11.583cm" svg:y1="14.183cm" svg:x2="11.721cm" svg:y2="14.069cm">
              <text:p/>
            </draw:line>
            <draw:line draw:style-name="gr16" draw:text-style-name="P3" draw:layer="layout" svg:x1="11.206cm" svg:y1="14.501cm" svg:x2="11.341cm" svg:y2="14.386cm">
              <text:p/>
            </draw:line>
            <draw:frame draw:style-name="gr17" draw:text-style-name="P5" draw:layer="layout" svg:width="0.207cm" svg:height="0.433cm" draw:transform="rotate (-0.878947811304345) translate (11.546cm 14.095cm)">
              <draw:text-box>
                <text:p text:style-name="P4"><text:span text:style-name="T1">20</text:span></text:p>
                <text:p text:style-name="P4"><text:span text:style-name="T1">160</text:span></text:p>
              </draw:text-box>
            </draw:frame>
            <draw:line draw:style-name="gr18" draw:text-style-name="P3" draw:layer="layout" svg:x1="11.158cm" svg:y1="13.825cm" svg:x2="11.247cm" svg:y2="13.672cm">
              <text:p/>
            </draw:line>
            <draw:line draw:style-name="gr19" draw:text-style-name="P3" draw:layer="layout" svg:x1="10.911cm" svg:y1="14.243cm" svg:x2="11cm" svg:y2="14.09cm">
              <text:p/>
            </draw:line>
            <draw:frame draw:style-name="gr20" draw:text-style-name="P5" draw:layer="layout" svg:width="0.207cm" svg:height="0.433cm" draw:transform="rotate (-0.532849020633869) translate (11.093cm 13.75cm)">
              <draw:text-box>
                <text:p text:style-name="P4"><text:span text:style-name="T1">40</text:span></text:p>
                <text:p text:style-name="P4"><text:span text:style-name="T1">140</text:span></text:p>
              </draw:text-box>
            </draw:frame>
            <draw:line draw:style-name="gr21" draw:text-style-name="P3" draw:layer="layout" svg:x1="11.382cm" svg:y1="13.99cm" svg:x2="11.498cm" svg:y2="13.852cm">
              <text:p/>
            </draw:line>
            <draw:line draw:style-name="gr22" draw:text-style-name="P3" draw:layer="layout" svg:x1="11.068cm" svg:y1="14.365cm" svg:x2="11.184cm" svg:y2="14.226cm">
              <text:p/>
            </draw:line>
            <draw:frame draw:style-name="gr23" draw:text-style-name="P5" draw:layer="layout" svg:width="0.207cm" svg:height="0.433cm" draw:transform="rotate (-0.702320491002518) translate (11.335cm 13.903cm)">
              <draw:text-box>
                <text:p text:style-name="P4"><text:span text:style-name="T1">30</text:span></text:p>
                <text:p text:style-name="P4"><text:span text:style-name="T1">150</text:span></text:p>
              </draw:text-box>
            </draw:frame>
            <draw:line draw:style-name="gr24" draw:text-style-name="P3" draw:layer="layout" svg:x1="10.631cm" svg:y1="13.64cm" svg:x2="10.664cm" svg:y2="13.464cm">
              <text:p/>
            </draw:line>
            <draw:line draw:style-name="gr25" draw:text-style-name="P3" draw:layer="layout" svg:x1="10.546cm" svg:y1="14.12cm" svg:x2="10.578cm" svg:y2="13.942cm">
              <text:p/>
            </draw:line>
            <draw:frame draw:style-name="gr26" draw:text-style-name="P5" draw:layer="layout" svg:width="0.207cm" svg:height="0.433cm" draw:transform="rotate (-0.177150919077424) translate (10.543cm 13.584cm)">
              <draw:text-box>
                <text:p text:style-name="P4"><text:span text:style-name="T1">60</text:span></text:p>
                <text:p text:style-name="P4"><text:span text:style-name="T1">120</text:span></text:p>
              </draw:text-box>
            </draw:frame>
            <draw:line draw:style-name="gr27" draw:text-style-name="P3" draw:layer="layout" svg:x1="10.904cm" svg:y1="13.712cm" svg:x2="10.964cm" svg:y2="13.545cm">
              <text:p/>
            </draw:line>
            <draw:line draw:style-name="gr28" draw:text-style-name="P3" draw:layer="layout" svg:x1="10.734cm" svg:y1="14.169cm" svg:x2="10.794cm" svg:y2="14.002cm">
              <text:p/>
            </draw:line>
            <draw:frame draw:style-name="gr29" draw:text-style-name="P5" draw:layer="layout" svg:width="0.207cm" svg:height="0.433cm" draw:transform="rotate (-0.345051593119279) translate (10.821cm 13.649cm)">
              <draw:text-box>
                <text:p text:style-name="P4"><text:span text:style-name="T1">50</text:span></text:p>
                <text:p text:style-name="P4"><text:span text:style-name="T1">130</text:span></text:p>
              </draw:text-box>
            </draw:frame>
            <draw:line draw:style-name="gr30" draw:text-style-name="P3" draw:layer="layout" svg:x1="10.353cm" svg:y1="13.613cm" svg:x2="10.353cm" svg:y2="13.434cm">
              <text:p/>
            </draw:line>
            <draw:line draw:style-name="gr31" draw:text-style-name="P3" draw:layer="layout" svg:x1="10.352cm" svg:y1="14.098cm" svg:x2="10.352cm" svg:y2="13.919cm">
              <text:p/>
            </draw:line>
            <draw:frame draw:style-name="gr32" draw:text-style-name="P5" draw:layer="layout" svg:width="0.207cm" svg:height="0.433cm" draw:transform="rotate (-0.00733038285837686) translate (10.259cm 13.587cm)">
              <draw:text-box>
                <text:p text:style-name="P4"><text:span text:style-name="T1">70</text:span></text:p>
                <text:p text:style-name="P4"><text:span text:style-name="T1">110</text:span></text:p>
              </draw:text-box>
            </draw:frame>
            <draw:line draw:style-name="gr33" draw:text-style-name="P3" draw:layer="layout" svg:x1="10.075cm" svg:y1="13.63cm" svg:x2="10.045cm" svg:y2="13.455cm">
              <text:p/>
            </draw:line>
            <draw:line draw:style-name="gr34" draw:text-style-name="P3" draw:layer="layout" svg:x1="10.159cm" svg:y1="14.119cm" svg:x2="10.128cm" svg:y2="13.942cm">
              <text:p/>
            </draw:line>
            <draw:frame draw:style-name="gr35" draw:text-style-name="P5" draw:layer="layout" svg:width="0.207cm" svg:height="0.433cm" draw:transform="rotate (0.184481301935801) translate (9.98cm 13.623cm)">
              <draw:text-box>
                <text:p text:style-name="P4"><text:span text:style-name="T1">80</text:span></text:p>
                <text:p text:style-name="P4"><text:span text:style-name="T1">100</text:span></text:p>
              </draw:text-box>
            </draw:frame>
            <draw:line draw:style-name="gr36" draw:text-style-name="P3" draw:layer="layout" svg:x1="9.809cm" svg:y1="13.704cm" svg:x2="9.747cm" svg:y2="13.538cm">
              <text:p/>
            </draw:line>
            <draw:line draw:style-name="gr37" draw:text-style-name="P3" draw:layer="layout" svg:x1="9.973cm" svg:y1="14.17cm" svg:x2="9.911cm" svg:y2="14.002cm">
              <text:p/>
            </draw:line>
            <draw:frame draw:style-name="gr38" draw:text-style-name="P6" draw:layer="layout" svg:width="0.191cm" svg:height="0.295cm" draw:transform="rotate (0.345226126044478) translate (9.731cm 13.762cm)">
              <draw:text-box>
                <text:p text:style-name="P4"><text:span text:style-name="T2">90</text:span></text:p>
              </draw:text-box>
            </draw:frame>
            <draw:line draw:style-name="gr39" draw:text-style-name="P3" draw:layer="layout" svg:x1="11.86cm" svg:y1="14.668cm" svg:x2="12.027cm" svg:y2="14.607cm">
              <text:p/>
            </draw:line>
            <draw:line draw:style-name="gr40" draw:text-style-name="P3" draw:layer="layout" svg:x1="11.399cm" svg:y1="14.834cm" svg:x2="11.567cm" svg:y2="14.775cm">
              <text:p/>
            </draw:line>
            <draw:frame draw:style-name="gr41" draw:text-style-name="P5" draw:layer="layout" svg:width="0.207cm" svg:height="0.433cm" draw:transform="rotate (-1.23272605068359) translate (11.86cm 14.568cm)">
              <draw:text-box>
                <text:p text:style-name="P4"><text:span text:style-name="T1">0</text:span></text:p>
                <text:p text:style-name="P4"><text:span text:style-name="T1">180</text:span></text:p>
              </draw:text-box>
            </draw:frame>
            <draw:line draw:style-name="gr42" draw:text-style-name="P3" draw:layer="layout" svg:x1="8.846cm" svg:y1="15.764cm" svg:x2="8.678cm" svg:y2="15.823cm">
              <text:p/>
            </draw:line>
            <draw:line draw:style-name="gr43" draw:text-style-name="P3" draw:layer="layout" svg:x1="9.31cm" svg:y1="15.593cm" svg:x2="9.142cm" svg:y2="15.655cm">
              <text:p/>
            </draw:line>
            <draw:frame draw:style-name="gr44" draw:text-style-name="P5" draw:layer="layout" svg:width="0.207cm" svg:height="0.433cm" draw:transform="rotate (1.92527269787495) translate (8.846cm 15.856cm)">
              <draw:text-box>
                <text:p text:style-name="P4"><text:span text:style-name="T1">180</text:span></text:p>
                <text:p text:style-name="P4"><text:span text:style-name="T1">0</text:span></text:p>
              </draw:text-box>
            </draw:frame>
            <draw:line draw:style-name="gr45" draw:text-style-name="P3" draw:layer="layout" svg:x1="8.779cm" svg:y1="15.496cm" svg:x2="8.604cm" svg:y2="15.526cm">
              <text:p/>
            </draw:line>
            <draw:line draw:style-name="gr46" draw:text-style-name="P3" draw:layer="layout" svg:x1="9.259cm" svg:y1="15.406cm" svg:x2="9.082cm" svg:y2="15.437cm">
              <text:p/>
            </draw:line>
            <draw:frame draw:style-name="gr47" draw:text-style-name="P5" draw:layer="layout" svg:width="0.207cm" svg:height="0.433cm" draw:transform="rotate (1.73346101308077) translate (8.765cm 15.589cm)">
              <draw:text-box>
                <text:p text:style-name="P4"><text:span text:style-name="T1">170</text:span></text:p>
                <text:p text:style-name="P4"><text:span text:style-name="T1">10</text:span></text:p>
              </draw:text-box>
            </draw:frame>
            <draw:line draw:style-name="gr48" draw:text-style-name="P3" draw:layer="layout" svg:x1="8.748cm" svg:y1="15.219cm" svg:x2="8.569cm" svg:y2="15.219cm">
              <text:p/>
            </draw:line>
            <draw:line draw:style-name="gr49" draw:text-style-name="P3" draw:layer="layout" svg:x1="9.239cm" svg:y1="15.221cm" svg:x2="9.059cm" svg:y2="15.219cm">
              <text:p/>
            </draw:line>
            <draw:frame draw:style-name="gr50" draw:text-style-name="P5" draw:layer="layout" svg:width="0.207cm" svg:height="0.433cm" draw:transform="rotate (1.5707963267949) translate (8.726cm 15.312cm)">
              <draw:text-box>
                <text:p text:style-name="P4"><text:span text:style-name="T1">160</text:span></text:p>
                <text:p text:style-name="P4"><text:span text:style-name="T1">20</text:span></text:p>
              </draw:text-box>
            </draw:frame>
            <draw:line draw:style-name="gr51" draw:text-style-name="P3" draw:layer="layout" svg:x1="8.779cm" svg:y1="14.935cm" svg:x2="8.604cm" svg:y2="14.905cm">
              <text:p/>
            </draw:line>
            <draw:line draw:style-name="gr52" draw:text-style-name="P3" draw:layer="layout" svg:x1="9.258cm" svg:y1="15.021cm" svg:x2="9.082cm" svg:y2="14.988cm">
              <text:p/>
            </draw:line>
            <draw:frame draw:style-name="gr53" draw:text-style-name="P5" draw:layer="layout" svg:width="0.207cm" svg:height="0.433cm" draw:transform="rotate (1.40080125765065) translate (8.733cm 15.025cm)">
              <draw:text-box>
                <text:p text:style-name="P4"><text:span text:style-name="T1">150</text:span></text:p>
                <text:p text:style-name="P4"><text:span text:style-name="T1">30</text:span></text:p>
              </draw:text-box>
            </draw:frame>
            <draw:line draw:style-name="gr54" draw:text-style-name="P3" draw:layer="layout" svg:x1="8.845cm" svg:y1="14.658cm" svg:x2="8.678cm" svg:y2="14.598cm">
              <text:p/>
            </draw:line>
            <draw:line draw:style-name="gr55" draw:text-style-name="P3" draw:layer="layout" svg:x1="9.308cm" svg:y1="14.835cm" svg:x2="9.142cm" svg:y2="14.771cm">
              <text:p/>
            </draw:line>
            <draw:frame draw:style-name="gr56" draw:text-style-name="P5" draw:layer="layout" svg:width="0.207cm" svg:height="0.433cm" draw:transform="rotate (1.22574473367562) translate (8.789cm 14.743cm)">
              <draw:text-box>
                <text:p text:style-name="P4"><text:span text:style-name="T1">140</text:span></text:p>
                <text:p text:style-name="P4"><text:span text:style-name="T1">40</text:span></text:p>
              </draw:text-box>
            </draw:frame>
            <draw:line draw:style-name="gr57" draw:text-style-name="P3" draw:layer="layout" svg:x1="9.123cm" svg:y1="14.183cm" svg:x2="8.986cm" svg:y2="14.069cm">
              <text:p/>
            </draw:line>
            <draw:line draw:style-name="gr58" draw:text-style-name="P3" draw:layer="layout" svg:x1="9.501cm" svg:y1="14.498cm" svg:x2="9.366cm" svg:y2="14.383cm">
              <text:p/>
            </draw:line>
            <draw:frame draw:style-name="gr59" draw:text-style-name="P5" draw:layer="layout" svg:width="0.207cm" svg:height="0.433cm" draw:transform="rotate (0.87423542232396) translate (9.047cm 14.237cm)">
              <draw:text-box>
                <text:p text:style-name="P4"><text:span text:style-name="T1">120</text:span></text:p>
                <text:p text:style-name="P4"><text:span text:style-name="T1">60</text:span></text:p>
              </draw:text-box>
            </draw:frame>
            <draw:line draw:style-name="gr60" draw:text-style-name="P3" draw:layer="layout" svg:x1="9.322cm" svg:y1="13.988cm" svg:x2="9.209cm" svg:y2="13.852cm">
              <text:p/>
            </draw:line>
            <draw:line draw:style-name="gr61" draw:text-style-name="P3" draw:layer="layout" svg:x1="9.638cm" svg:y1="14.361cm" svg:x2="9.523cm" svg:y2="14.226cm">
              <text:p/>
            </draw:line>
            <draw:frame draw:style-name="gr62" draw:text-style-name="P5" draw:layer="layout" svg:width="0.207cm" svg:height="0.433cm" draw:transform="rotate (0.691848515490552) translate (9.246cm 14.03cm)">
              <draw:text-box>
                <text:p text:style-name="P4"><text:span text:style-name="T1">110</text:span></text:p>
                <text:p text:style-name="P4"><text:span text:style-name="T1">70</text:span></text:p>
              </draw:text-box>
            </draw:frame>
            <draw:line draw:style-name="gr63" draw:text-style-name="P3" draw:layer="layout" svg:x1="9.553cm" svg:y1="13.827cm" svg:x2="9.463cm" svg:y2="13.672cm">
              <text:p/>
            </draw:line>
            <draw:line draw:style-name="gr64" draw:text-style-name="P3" draw:layer="layout" svg:x1="9.798cm" svg:y1="14.246cm" svg:x2="9.708cm" svg:y2="14.09cm">
              <text:p/>
            </draw:line>
            <draw:frame draw:style-name="gr65" draw:text-style-name="P5" draw:layer="layout" svg:width="0.207cm" svg:height="0.433cm" draw:transform="rotate (0.532849020633869) translate (9.463cm 13.856cm)">
              <draw:text-box>
                <text:p text:style-name="P4"><text:span text:style-name="T1">100</text:span></text:p>
                <text:p text:style-name="P4"><text:span text:style-name="T1">80</text:span></text:p>
              </draw:text-box>
            </draw:frame>
          </draw:g>
          <draw:line draw:style-name="gr66" draw:text-style-name="P7" draw:layer="layout" svg:x1="12.447cm" svg:y1="14.457cm" svg:x2="10.353cm" svg:y2="15.219cm">
            <text:p/>
          </draw:line>
          <draw:line draw:style-name="gr67" draw:text-style-name="P7" draw:layer="layout" svg:x1="11.379cm" svg:y1="13.464cm" svg:x2="10.359cm" svg:y2="15.20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708" draw:display-name="Dashed (var) 2708" draw:style="rect" draw:dots1="1" draw:dots1-length="0.006cm" draw:dots2="1" draw:dots2-length="0.006cm" draw:distance="0.006cm"/>
    <draw:stroke-dash draw:name="Dashed_20__28_var_29__20_2709" draw:display-name="Dashed (var) 2709" draw:style="rect" draw:dots1="1" draw:dots1-length="0.006cm" draw:dots2="1" draw:dots2-length="0.006cm" draw:distance="0.006cm"/>
    <draw:stroke-dash draw:name="Dashed_20__28_var_29__20_2710" draw:display-name="Dashed (var) 2710" draw:style="rect" draw:dots1="1" draw:dots1-length="0.006cm" draw:dots2="1" draw:dots2-length="0.006cm" draw:distance="0.006cm"/>
    <draw:stroke-dash draw:name="Dashed_20__28_var_29__20_2711" draw:display-name="Dashed (var) 2711" draw:style="rect" draw:dots1="1" draw:dots1-length="0.006cm" draw:dots2="1" draw:dots2-length="0.006cm" draw:distance="0.006cm"/>
    <draw:stroke-dash draw:name="Dashed_20__28_var_29__20_2712" draw:display-name="Dashed (var) 2712" draw:style="rect" draw:dots1="1" draw:dots1-length="0.006cm" draw:dots2="1" draw:dots2-length="0.006cm" draw:distance="0.006cm"/>
    <draw:stroke-dash draw:name="Dashed_20__28_var_29__20_2713" draw:display-name="Dashed (var) 2713" draw:style="rect" draw:dots1="1" draw:dots1-length="0.006cm" draw:dots2="1" draw:dots2-length="0.006cm" draw:distance="0.006cm"/>
    <draw:stroke-dash draw:name="Dashed_20__28_var_29__20_2714" draw:display-name="Dashed (var) 2714" draw:style="rect" draw:dots1="1" draw:dots1-length="0.006cm" draw:dots2="1" draw:dots2-length="0.006cm" draw:distance="0.006cm"/>
    <draw:stroke-dash draw:name="Dashed_20__28_var_29__20_2715" draw:display-name="Dashed (var) 2715" draw:style="rect" draw:dots1="1" draw:dots1-length="0.001cm" draw:dots2="1" draw:dots2-length="0.001cm" draw:distance="0.001cm"/>
    <draw:stroke-dash draw:name="Dashed_20__28_var_29__20_2716" draw:display-name="Dashed (var) 2716" draw:style="rect" draw:dots1="1" draw:dots1-length="0.001cm" draw:dots2="1" draw:dots2-length="0.001cm" draw:distance="0.001cm"/>
    <draw:stroke-dash draw:name="Dashed_20__28_var_29__20_2717" draw:display-name="Dashed (var) 2717" draw:style="rect" draw:dots1="1" draw:dots1-length="0.001cm" draw:dots2="1" draw:dots2-length="0.001cm" draw:distance="0.001cm"/>
    <draw:stroke-dash draw:name="Dashed_20__28_var_29__20_2718" draw:display-name="Dashed (var) 2718" draw:style="rect" draw:dots1="1" draw:dots1-length="0.001cm" draw:dots2="1" draw:dots2-length="0.001cm" draw:distance="0.001cm"/>
    <draw:stroke-dash draw:name="Dashed_20__28_var_29__20_2719" draw:display-name="Dashed (var) 2719" draw:style="rect" draw:dots1="1" draw:dots1-length="0.001cm" draw:dots2="1" draw:dots2-length="0.001cm" draw:distance="0.001cm"/>
    <draw:stroke-dash draw:name="Dashed_20__28_var_29__20_2720" draw:display-name="Dashed (var) 2720" draw:style="rect" draw:dots1="1" draw:dots1-length="0.001cm" draw:dots2="1" draw:dots2-length="0.001cm" draw:distance="0.001cm"/>
    <draw:stroke-dash draw:name="Dashed_20__28_var_29__20_2721" draw:display-name="Dashed (var) 2721" draw:style="rect" draw:dots1="1" draw:dots1-length="0.001cm" draw:dots2="1" draw:dots2-length="0.001cm" draw:distance="0.001cm"/>
    <draw:stroke-dash draw:name="Dashed_20__28_var_29__20_2722" draw:display-name="Dashed (var) 2722" draw:style="rect" draw:dots1="1" draw:dots1-length="0.001cm" draw:dots2="1" draw:dots2-length="0.001cm" draw:distance="0.001cm"/>
    <draw:stroke-dash draw:name="Dashed_20__28_var_29__20_2723" draw:display-name="Dashed (var) 2723" draw:style="rect" draw:dots1="1" draw:dots1-length="0.001cm" draw:dots2="1" draw:dots2-length="0.001cm" draw:distance="0.001cm"/>
    <draw:stroke-dash draw:name="Dashed_20__28_var_29__20_2724" draw:display-name="Dashed (var) 2724" draw:style="rect" draw:dots1="1" draw:dots1-length="0.001cm" draw:dots2="1" draw:dots2-length="0.001cm" draw:distance="0.001cm"/>
    <draw:stroke-dash draw:name="Dashed_20__28_var_29__20_2725" draw:display-name="Dashed (var) 2725" draw:style="rect" draw:dots1="1" draw:dots1-length="0.001cm" draw:dots2="1" draw:dots2-length="0.001cm" draw:distance="0.001cm"/>
    <draw:stroke-dash draw:name="Dashed_20__28_var_29__20_2726" draw:display-name="Dashed (var) 2726" draw:style="rect" draw:dots1="1" draw:dots1-length="0.001cm" draw:dots2="1" draw:dots2-length="0.001cm" draw:distance="0.001cm"/>
    <draw:stroke-dash draw:name="Dashed_20__28_var_29__20_2727" draw:display-name="Dashed (var) 2727" draw:style="rect" draw:dots1="1" draw:dots1-length="0.001cm" draw:dots2="1" draw:dots2-length="0.001cm" draw:distance="0.001cm"/>
    <draw:stroke-dash draw:name="Dashed_20__28_var_29__20_2728" draw:display-name="Dashed (var) 2728" draw:style="rect" draw:dots1="1" draw:dots1-length="0.001cm" draw:dots2="1" draw:dots2-length="0.001cm" draw:distance="0.001cm"/>
    <draw:stroke-dash draw:name="Dashed_20__28_var_29__20_2729" draw:display-name="Dashed (var) 2729" draw:style="rect" draw:dots1="1" draw:dots1-length="0.001cm" draw:dots2="1" draw:dots2-length="0.001cm" draw:distance="0.001cm"/>
    <draw:stroke-dash draw:name="Dashed_20__28_var_29__20_2730" draw:display-name="Dashed (var) 2730" draw:style="rect" draw:dots1="1" draw:dots1-length="0.001cm" draw:dots2="1" draw:dots2-length="0.001cm" draw:distance="0.001cm"/>
    <draw:stroke-dash draw:name="Dashed_20__28_var_29__20_2731" draw:display-name="Dashed (var) 2731" draw:style="rect" draw:dots1="1" draw:dots1-length="0.001cm" draw:dots2="1" draw:dots2-length="0.001cm" draw:distance="0.001cm"/>
    <draw:stroke-dash draw:name="Dashed_20__28_var_29__20_2732" draw:display-name="Dashed (var) 2732" draw:style="rect" draw:dots1="1" draw:dots1-length="0.001cm" draw:dots2="1" draw:dots2-length="0.001cm" draw:distance="0.001cm"/>
    <draw:stroke-dash draw:name="Dashed_20__28_var_29__20_2733" draw:display-name="Dashed (var) 2733" draw:style="rect" draw:dots1="1" draw:dots1-length="0.001cm" draw:dots2="1" draw:dots2-length="0.001cm" draw:distance="0.001cm"/>
    <draw:stroke-dash draw:name="Dashed_20__28_var_29__20_2734" draw:display-name="Dashed (var) 2734" draw:style="rect" draw:dots1="1" draw:dots1-length="0.001cm" draw:dots2="1" draw:dots2-length="0.001cm" draw:distance="0.001cm"/>
    <draw:stroke-dash draw:name="Dashed_20__28_var_29__20_2735" draw:display-name="Dashed (var) 2735" draw:style="rect" draw:dots1="1" draw:dots1-length="0.001cm" draw:dots2="1" draw:dots2-length="0.001cm" draw:distance="0.001cm"/>
    <draw:stroke-dash draw:name="Dashed_20__28_var_29__20_2736" draw:display-name="Dashed (var) 2736" draw:style="rect" draw:dots1="1" draw:dots1-length="0.001cm" draw:dots2="1" draw:dots2-length="0.001cm" draw:distance="0.001cm"/>
    <draw:stroke-dash draw:name="Dashed_20__28_var_29__20_2737" draw:display-name="Dashed (var) 2737" draw:style="rect" draw:dots1="1" draw:dots1-length="0.001cm" draw:dots2="1" draw:dots2-length="0.001cm" draw:distance="0.001cm"/>
    <draw:stroke-dash draw:name="Dashed_20__28_var_29__20_2738" draw:display-name="Dashed (var) 2738" draw:style="rect" draw:dots1="1" draw:dots1-length="0.001cm" draw:dots2="1" draw:dots2-length="0.001cm" draw:distance="0.001cm"/>
    <draw:stroke-dash draw:name="Dashed_20__28_var_29__20_2739" draw:display-name="Dashed (var) 2739" draw:style="rect" draw:dots1="1" draw:dots1-length="0.001cm" draw:dots2="1" draw:dots2-length="0.001cm" draw:distance="0.001cm"/>
    <draw:stroke-dash draw:name="Dashed_20__28_var_29__20_2740" draw:display-name="Dashed (var) 2740" draw:style="rect" draw:dots1="1" draw:dots1-length="0.001cm" draw:dots2="1" draw:dots2-length="0.001cm" draw:distance="0.001cm"/>
    <draw:stroke-dash draw:name="Dashed_20__28_var_29__20_2741" draw:display-name="Dashed (var) 2741" draw:style="rect" draw:dots1="1" draw:dots1-length="0.001cm" draw:dots2="1" draw:dots2-length="0.001cm" draw:distance="0.001cm"/>
    <draw:stroke-dash draw:name="Dashed_20__28_var_29__20_2742" draw:display-name="Dashed (var) 2742" draw:style="rect" draw:dots1="1" draw:dots1-length="0.001cm" draw:dots2="1" draw:dots2-length="0.001cm" draw:distance="0.001cm"/>
    <draw:stroke-dash draw:name="Dashed_20__28_var_29__20_2743" draw:display-name="Dashed (var) 2743" draw:style="rect" draw:dots1="1" draw:dots1-length="0.001cm" draw:dots2="1" draw:dots2-length="0.001cm" draw:distance="0.001cm"/>
    <draw:stroke-dash draw:name="Dashed_20__28_var_29__20_2744" draw:display-name="Dashed (var) 2744" draw:style="rect" draw:dots1="1" draw:dots1-length="0.001cm" draw:dots2="1" draw:dots2-length="0.001cm" draw:distance="0.001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6" draw:display-name="Dashed (var) 2746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49" draw:display-name="Dashed (var) 2749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2751" draw:display-name="Dashed (var) 2751" draw:style="rect" draw:dots1="1" draw:dots1-length="0.001cm" draw:dots2="1" draw:dots2-length="0.001cm" draw:distance="0.001cm"/>
    <draw:stroke-dash draw:name="Dashed_20__28_var_29__20_2752" draw:display-name="Dashed (var) 2752" draw:style="rect" draw:dots1="1" draw:dots1-length="0.001cm" draw:dots2="1" draw:dots2-length="0.001cm" draw:distance="0.001cm"/>
    <draw:stroke-dash draw:name="Dashed_20__28_var_29__20_2753" draw:display-name="Dashed (var) 2753" draw:style="rect" draw:dots1="1" draw:dots1-length="0.001cm" draw:dots2="1" draw:dots2-length="0.001cm" draw:distance="0.001cm"/>
    <draw:stroke-dash draw:name="Dashed_20__28_var_29__20_2754" draw:display-name="Dashed (var) 2754" draw:style="rect" draw:dots1="1" draw:dots1-length="0.001cm" draw:dots2="1" draw:dots2-length="0.001cm" draw:distance="0.001cm"/>
    <draw:stroke-dash draw:name="Dashed_20__28_var_29__20_2755" draw:display-name="Dashed (var) 2755" draw:style="rect" draw:dots1="1" draw:dots1-length="0.001cm" draw:dots2="1" draw:dots2-length="0.001cm" draw:distance="0.001cm"/>
    <draw:stroke-dash draw:name="Dashed_20__28_var_29__20_2756" draw:display-name="Dashed (var) 2756" draw:style="rect" draw:dots1="1" draw:dots1-length="0.001cm" draw:dots2="1" draw:dots2-length="0.001cm" draw:distance="0.001cm"/>
    <draw:stroke-dash draw:name="Dashed_20__28_var_29__20_2757" draw:display-name="Dashed (var) 2757" draw:style="rect" draw:dots1="1" draw:dots1-length="0.001cm" draw:dots2="1" draw:dots2-length="0.001cm" draw:distance="0.001cm"/>
    <draw:stroke-dash draw:name="Dashed_20__28_var_29__20_2758" draw:display-name="Dashed (var) 2758" draw:style="rect" draw:dots1="1" draw:dots1-length="0.001cm" draw:dots2="1" draw:dots2-length="0.001cm" draw:distance="0.001cm"/>
    <draw:stroke-dash draw:name="Dashed_20__28_var_29__20_2759" draw:display-name="Dashed (var) 2759" draw:style="rect" draw:dots1="1" draw:dots1-length="0.001cm" draw:dots2="1" draw:dots2-length="0.001cm" draw:distance="0.001cm"/>
    <draw:stroke-dash draw:name="Dashed_20__28_var_29__20_2760" draw:display-name="Dashed (var) 2760" draw:style="rect" draw:dots1="1" draw:dots1-length="0.001cm" draw:dots2="1" draw:dots2-length="0.001cm" draw:distance="0.001cm"/>
    <draw:stroke-dash draw:name="Dashed_20__28_var_29__20_2761" draw:display-name="Dashed (var) 2761" draw:style="rect" draw:dots1="1" draw:dots1-length="0.001cm" draw:dots2="1" draw:dots2-length="0.001cm" draw:distance="0.001cm"/>
    <draw:stroke-dash draw:name="Dashed_20__28_var_29__20_2762" draw:display-name="Dashed (var) 2762" draw:style="rect" draw:dots1="1" draw:dots1-length="0.001cm" draw:dots2="1" draw:dots2-length="0.001cm" draw:distance="0.001cm"/>
    <draw:stroke-dash draw:name="Dashed_20__28_var_29__20_2763" draw:display-name="Dashed (var) 2763" draw:style="rect" draw:dots1="1" draw:dots1-length="0.001cm" draw:dots2="1" draw:dots2-length="0.001cm" draw:distance="0.001cm"/>
    <draw:stroke-dash draw:name="Dashed_20__28_var_29__20_2764" draw:display-name="Dashed (var) 2764" draw:style="rect" draw:dots1="1" draw:dots1-length="0.001cm" draw:dots2="1" draw:dots2-length="0.001cm" draw:distance="0.001cm"/>
    <draw:stroke-dash draw:name="Dashed_20__28_var_29__20_2765" draw:display-name="Dashed (var) 2765" draw:style="rect" draw:dots1="1" draw:dots1-length="0.001cm" draw:dots2="1" draw:dots2-length="0.001cm" draw:distance="0.001cm"/>
    <draw:stroke-dash draw:name="Dashed_20__28_var_29__20_2766" draw:display-name="Dashed (var) 2766" draw:style="rect" draw:dots1="1" draw:dots1-length="0.001cm" draw:dots2="1" draw:dots2-length="0.001cm" draw:distance="0.001cm"/>
    <draw:stroke-dash draw:name="Dashed_20__28_var_29__20_2767" draw:display-name="Dashed (var) 2767" draw:style="rect" draw:dots1="1" draw:dots1-length="0.001cm" draw:dots2="1" draw:dots2-length="0.001cm" draw:distance="0.001cm"/>
    <draw:stroke-dash draw:name="Dashed_20__28_var_29__20_2768" draw:display-name="Dashed (var) 2768" draw:style="rect" draw:dots1="1" draw:dots1-length="0.001cm" draw:dots2="1" draw:dots2-length="0.001cm" draw:distance="0.001cm"/>
    <draw:stroke-dash draw:name="Dashed_20__28_var_29__20_2769" draw:display-name="Dashed (var) 2769" draw:style="rect" draw:dots1="1" draw:dots1-length="0.001cm" draw:dots2="1" draw:dots2-length="0.001cm" draw:distance="0.001cm"/>
    <draw:stroke-dash draw:name="Dashed_20__28_var_29__20_2770" draw:display-name="Dashed (var) 2770" draw:style="rect" draw:dots1="1" draw:dots1-length="0.001cm" draw:dots2="1" draw:dots2-length="0.001cm" draw:distance="0.001cm"/>
    <draw:stroke-dash draw:name="Dashed_20__28_var_29__20_2771" draw:display-name="Dashed (var) 2771" draw:style="rect" draw:dots1="1" draw:dots1-length="0.001cm" draw:dots2="1" draw:dots2-length="0.001cm" draw:distance="0.001cm"/>
    <draw:stroke-dash draw:name="Dashed_20__28_var_29__20_2772" draw:display-name="Dashed (var) 2772" draw:style="rect" draw:dots1="1" draw:dots1-length="0.006cm" draw:dots2="1" draw:dots2-length="0.006cm" draw:distance="0.006cm"/>
    <draw:stroke-dash draw:name="Dashed_20__28_var_29__20_2773" draw:display-name="Dashed (var) 277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1:28.646629879</meta:creation-date>
    <dc:date>2018-02-09T16:11:49.358774607</dc:date>
    <meta:editing-duration>PT21S</meta:editing-duration>
    <meta:editing-cycles>1</meta:editing-cycles>
    <meta:document-statistic meta:object-count="69"/>
    <meta:generator>LibreOffice/6.0.0.3$MacOSX_X86_64 LibreOffice_project/64a0f66915f38c6217de274f0aa8e15618924765</meta:generator>
  </office:meta>
</office:document-meta>
</file>